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0" style:family="paragraph" style:parent-style-name="Standard">
      <style:paragraph-properties style:text-autospace="none"/>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Footnote">
      <style:text-properties style:font-name="Times New Roman"/>
    </style:style>
    <style:style style:name="P16" style:family="paragraph" style:parent-style-name="Standard">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2" style:family="paragraph" style:parent-style-name="Standard">
      <style:text-properties fo:font-style="normal" style:font-style-asian="normal" style:font-style-complex="normal"/>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ing_20_1" style:master-page-name="First_20_Page">
      <style:paragraph-properties style:page-number="auto"/>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indent="0in"/>
    </style:style>
    <style:style style:name="P35"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color="#1a1a1a" style:font-name="Times New Roman" fo:font-size="12pt" style:font-name-asian="ArialMT" style:font-size-asian="12pt" style:font-name-complex="ArialM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underline-style="none"/>
    </style:style>
    <style:style style:name="T12" style:family="text">
      <style:text-properties style:font-name="Times New Roman" fo:font-size="12pt" style:font-size-asian="12pt" style:font-size-complex="12pt"/>
    </style:style>
    <style:style style:name="T13" style:family="text">
      <style:text-properties fo:color="#262626" style:font-name-asian="Verdana" style:font-name-complex="Verdana"/>
    </style:style>
    <style:style style:name="T14" style:family="text">
      <style:text-properties fo:color="#262626" fo:font-style="italic" style:font-name-asian="Verdana" style:font-style-asian="italic" style:font-name-complex="Verdana" style:font-style-complex="italic"/>
    </style:style>
    <style:style style:name="T15" style:family="text">
      <style:text-properties fo:color="#262626" fo:font-style="normal" style:font-name-asian="Verdana" style:font-style-asian="normal" style:font-name-complex="Verdana" style:font-style-complex="normal"/>
    </style:style>
    <style:style style:name="T16" style:family="text">
      <style:text-properties fo:color="#000047" fo:font-weight="normal" style:font-name-asian="Verdana" style:font-weight-asian="normal" style:font-name-complex="Verdana" style:font-weight-complex="normal"/>
    </style:style>
    <style:style style:name="T17" style:family="text">
      <style:text-properties fo:language="en" fo:country="US" style:language-complex="ar" style:country-complex="SA"/>
    </style:style>
    <style:style style:name="T18" style:family="text">
      <style:text-properties style:text-underline-style="solid" style:text-underline-width="auto" style:text-underline-color="font-color"/>
    </style:style>
    <style:style style:name="T19" style:family="text">
      <style:text-properties style:font-name="Times New Roman1" fo:font-size="1pt" style:font-name-asian="Times New Roman1" style:font-name-complex="Times New Roman1"/>
    </style:style>
    <style:style style:name="T20"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754692352" text:id="ct754692352">
          <text:insertion>
            <office:change-info>
              <dc:creator>Bob Jacobsen</dc:creator>
              <dc:date>2013-03-23T15:21:00</dc:date>
            </office:change-info>
          </text:insertion>
        </text:changed-region>
        <text:changed-region xml:id="ct754880384" text:id="ct754880384">
          <text:insertion>
            <office:change-info>
              <dc:creator>Bob Jacobsen</dc:creator>
              <dc:date>2013-03-23T15:25:00</dc:date>
            </office:change-info>
          </text:insertion>
        </text:changed-region>
        <text:changed-region xml:id="ct754692448" text:id="ct754692448">
          <text:insertion>
            <office:change-info>
              <dc:creator>Bob Jacobsen</dc:creator>
              <dc:date>2013-03-23T15:22:00</dc:date>
            </office:change-info>
          </text:insertion>
        </text:changed-region>
        <text:changed-region xml:id="ct754692752" text:id="ct754692752">
          <text:insertion>
            <office:change-info>
              <dc:creator>Bob Jacobsen</dc:creator>
              <dc:date>2013-03-23T15:23:00</dc:date>
            </office:change-info>
          </text:insertion>
        </text:changed-region>
        <text:changed-region xml:id="ct754692848" text:id="ct754692848">
          <text:insertion>
            <office:change-info>
              <dc:creator>Bob Jacobsen</dc:creator>
              <dc:date>2013-03-23T15:24:00</dc:date>
            </office:change-info>
          </text:insertion>
        </text:changed-region>
        <text:changed-region xml:id="ct754147280" text:id="ct754147280">
          <text:deletion>
            <office:change-info>
              <dc:creator>Bob Jacobsen</dc:creator>
              <dc:date>2013-02-10T00:02:00</dc:date>
            </office:change-info>
            <text:p text:style-name="Standard">CAN </text:p>
          </text:deletion>
        </text:changed-region>
        <text:changed-region xml:id="ct754150912" text:id="ct754150912">
          <text:insertion>
            <office:change-info>
              <dc:creator>Bob Jacobsen</dc:creator>
              <dc:date>2013-03-25T09:49:00</dc:date>
            </office:change-info>
          </text:insertion>
        </text:changed-region>
        <text:changed-region xml:id="ct754140144" text:id="ct754140144">
          <text:insertion>
            <office:change-info>
              <dc:creator>Bob Jacobsen</dc:creator>
              <dc:date>2013-03-25T09:50:00</dc:date>
            </office:change-info>
          </text:insertion>
        </text:changed-region>
        <text:changed-region xml:id="ct754134736" text:id="ct754134736">
          <text:insertion>
            <office:change-info>
              <dc:creator>Bob Jacobsen</dc:creator>
              <dc:date>2013-03-25T09:51:00</dc:date>
            </office:change-info>
          </text:insertion>
        </text:changed-region>
        <text:changed-region xml:id="ct754152224" text:id="ct754152224">
          <text:insertion>
            <office:change-info>
              <dc:creator>Bob Jacobsen</dc:creator>
              <dc:date>2013-03-25T09:52:00</dc:date>
            </office:change-info>
          </text:insertion>
        </text:changed-region>
        <text:changed-region xml:id="ct754148272" text:id="ct754148272">
          <text:insertion>
            <office:change-info>
              <dc:creator>Bob Jacobsen</dc:creator>
              <dc:date>2013-03-25T09:53:00</dc:date>
            </office:change-info>
          </text:insertion>
        </text:changed-region>
        <text:changed-region xml:id="ct418227216" text:id="ct418227216">
          <text:insertion>
            <office:change-info>
              <dc:creator>Bob Jacobsen</dc:creator>
              <dc:date>2013-04-06T20:42:00</dc:date>
            </office:change-info>
          </text:insertion>
        </text:changed-region>
        <text:changed-region xml:id="ct754941824" text:id="ct754941824">
          <text:insertion>
            <office:change-info>
              <dc:creator>Bob Jacobsen</dc:creator>
              <dc:date>2013-04-06T20:38:00</dc:date>
            </office:change-info>
          </text:insertion>
        </text:changed-region>
        <text:changed-region xml:id="ct368869984" text:id="ct368869984">
          <text:insertion>
            <office:change-info>
              <dc:creator>Bob Jacobsen</dc:creator>
              <dc:date>2013-04-06T20:40:00</dc:date>
            </office:change-info>
          </text:insertion>
        </text:changed-region>
        <text:changed-region xml:id="ct484656272" text:id="ct484656272">
          <text:insertion>
            <office:change-info>
              <dc:creator>Bob Jacobsen</dc:creator>
              <dc:date>2013-04-06T20:39:00</dc:date>
            </office:change-info>
          </text:insertion>
        </text:changed-region>
        <text:changed-region xml:id="ct513954576" text:id="ct513954576">
          <text:insertion>
            <office:change-info>
              <dc:creator>Bob Jacobsen</dc:creator>
              <dc:date>2013-04-06T20:40:00</dc:date>
            </office:change-info>
          </text:insertion>
        </text:changed-region>
        <text:changed-region xml:id="ct417759920" text:id="ct417759920">
          <text:insertion>
            <office:change-info>
              <dc:creator>Bob Jacobsen</dc:creator>
              <dc:date>2013-04-06T20:41:00</dc:date>
            </office:change-info>
          </text:insertion>
        </text:changed-region>
        <text:changed-region xml:id="ct418344912" text:id="ct418344912">
          <text:insertion>
            <office:change-info>
              <dc:creator>Bob Jacobsen</dc:creator>
              <dc:date>2013-03-23T13:02:00</dc:date>
            </office:change-info>
          </text:insertion>
        </text:changed-region>
        <text:changed-region xml:id="ct368548208" text:id="ct368548208">
          <text:deletion>
            <office:change-info>
              <dc:creator>Bob Jacobsen</dc:creator>
              <dc:date>2013-03-23T13:02:00</dc:date>
            </office:change-info>
            <text:p text:style-name="Standard">Two forms of identify events; recommendation on uses for global form</text:p>
          </text:deletion>
        </text:changed-region>
        <text:changed-region xml:id="ct417610560" text:id="ct417610560">
          <text:insertion>
            <office:change-info>
              <dc:creator>Bob Jacobsen</dc:creator>
              <dc:date>2013-03-23T13:01:00</dc:date>
            </office:change-info>
          </text:insertion>
        </text:changed-region>
        <text:changed-region xml:id="ct736038352" text:id="ct736038352">
          <text:insertion>
            <office:change-info>
              <dc:creator>Bob Jacobsen</dc:creator>
              <dc:date>2013-03-23T13:02:00</dc:date>
            </office:change-info>
          </text:insertion>
        </text:changed-region>
        <text:changed-region xml:id="ct736038448" text:id="ct736038448">
          <text:insertion>
            <office:change-info>
              <dc:creator>Bob Jacobsen</dc:creator>
              <dc:date>2013-03-23T13:05:00</dc:date>
            </office:change-info>
          </text:insertion>
        </text:changed-region>
        <text:changed-region xml:id="ct754653088" text:id="ct754653088">
          <text:insertion>
            <office:change-info>
              <dc:creator>Bob Jacobsen</dc:creator>
              <dc:date>2013-03-23T13:06:00</dc:date>
            </office:change-info>
          </text:insertion>
        </text:changed-region>
        <text:changed-region xml:id="ct754880544" text:id="ct754880544">
          <text:insertion>
            <office:change-info>
              <dc:creator>Bob Jacobsen</dc:creator>
              <dc:date>2013-03-23T13:08:00</dc:date>
            </office:change-info>
          </text:insertion>
        </text:changed-region>
        <text:changed-region xml:id="ct754880640" text:id="ct754880640">
          <text:insertion>
            <office:change-info>
              <dc:creator>Bob Jacobsen</dc:creator>
              <dc:date>2013-03-23T13:21:00</dc:date>
            </office:change-info>
          </text:insertion>
        </text:changed-region>
        <text:changed-region xml:id="ct754133232" text:id="ct754133232">
          <text:insertion>
            <office:change-info>
              <dc:creator>Bob Jacobsen</dc:creator>
              <dc:date>2013-03-23T15:42:00</dc:date>
            </office:change-info>
          </text:insertion>
        </text:changed-region>
        <text:changed-region xml:id="ct754133328" text:id="ct754133328">
          <text:insertion>
            <office:change-info>
              <dc:creator>Bob Jacobsen</dc:creator>
              <dc:date>2013-03-23T15:43:00</dc:date>
            </office:change-info>
          </text:insertion>
        </text:changed-region>
        <text:changed-region xml:id="ct466069808" text:id="ct466069808">
          <text:insertion>
            <office:change-info>
              <dc:creator>Bob Jacobsen</dc:creator>
              <dc:date>2013-03-23T15:44:00</dc:date>
            </office:change-info>
          </text:insertion>
        </text:changed-region>
        <text:changed-region xml:id="ct507867280" text:id="ct507867280">
          <text:insertion>
            <office:change-info>
              <dc:creator>Bob Jacobsen</dc:creator>
              <dc:date>2013-03-23T15:45:00</dc:date>
            </office:change-info>
          </text:insertion>
        </text:changed-region>
        <text:changed-region xml:id="ct418165760" text:id="ct418165760">
          <text:deletion>
            <office:change-info>
              <dc:creator>Bob Jacobsen</dc:creator>
              <dc:date>2013-03-23T15:41:00</dc:date>
            </office:change-info>
            <text:p text:style-name="P1"/>
            <text:p text:style-name="P1"/>
          </text:deletion>
        </text:changed-region>
        <text:changed-region xml:id="ct736038544" text:id="ct736038544">
          <text:insertion>
            <office:change-info>
              <dc:creator>Bob Jacobsen</dc:creator>
              <dc:date>2013-03-23T15: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text:change text:change-id="ct754147280"/>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5">the</text:span> sum of the inputs that trigger the production of the PCER by the producer(s<text:span text:style-name="T11">) and the action(s) taken by the consumer(s).</text:span></text:p>
      <text:p text:style-name="Standard"><text:span text:style-name="T11">Its main advantage is the knowledge independence it imparts between all of </text:span><text:span text:style-name="T6">the</text:span><text:span text:style-name="T11"> nodes involved in an event. <text:s/>Ex</text:span><text:span text:style-name="T9">pressed in more anthropomorphic terms, </text:span><text:span text:style-name="T8">neither the producers nor consumers or a PCER are aware of each other. <text:s/>This adds flexibility to the system, since more producers or consumers of the PCER can be added to implement the associated event, without concern of side effects to </text:span><text:span text:style-name="T7">the</text:span><text:span text:style-name="T8"> the other nodes involved in </text:span><text:span text:style-name="T7">the</text:span><text:span text:style-name="T8"> event.</text:span><text:note text:id="ftn1" text:note-class="footnote"><text:note-citation>1</text:note-citation><text:note-body><text:p text:style-name="P15"><text:span text:style-name="T13">D. Miorandi and S. Vitturi, “Performance analysis of producer/consumer protocols over IEEE 802.11 wireless links”, </text:span><text:span text:style-name="T14">Proc. IEEE Workshop Factory Communication Systems (WFCS)</text:span><text:span text:style-name="T15">, 2004 </text:span></text:p></text:note-body></text:note><text:note text:id="ftn2" text:note-class="footnote"><text:note-citation>2</text:note-citation><text:note-body><text:p text:style-name="Footnote"><text:span text:style-name="T16">The Producer/Consumer Model and Control System Design ControlLogix 1999 </text:span>https://cours.etsmtl.ca/gpa774/Cours/old-24-03-04/Documentations/Rockwell/articles/Producer_Consumer.html</text:p></text:note-body></text:note></text:p>
      <text:p text:style-name="Standard">The P/C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change-start text:change-id="ct754150912"/></text:p>
      <text:p text:style-name="Standard">OpenLCB event IDs carry no specific information about whether they are coding “<text:change-end text:change-id="ct754150912"/><text:change-start text:change-id="ct754140144"/>on” or “off”, “active” or “inactive” for some output state. <text:s/>It's possible for multiple consumers to do different things in response to a single event: <text:s/>A event that means “set nightime lighting” m<text:change-end text:change-id="ct754140144"/><text:change-start text:change-id="ct754134736"/>ight turn some outputs off and turn others on. <text:s/>Simple nodes will often use two producers to represent “input line N went on” and “input line N went off”; they will often use tw<text:change-end text:change-id="ct754134736"/><text:change-start text:change-id="ct754152224"/>o consumers to represent “turn on output line N” and “turn off output line N”.</text:p>
      <text:p text:style-name="Standard">OpenLCB events therefore do not directly represent states. <text:s/><text:change-end text:change-id="ct754152224"/><text:change-start text:change-id="ct754148272"/>Rather, they represent state <text:span text:style-name="T18">transitions</text:span>. One event might be interpreted as “go to output N on”, another as “go to output N <text:soft-page-break/>off”, and only by seeing which transition happened most recently can the state of output N be recovered. <text:change-end text:change-id="ct754148272"/></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5">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5">the</text:span> time. <text:s/></text:p>
      <text:h text:style-name="Heading_20_2" text:outline-level="2">References and Context</text:h>
      <text:p text:style-name="Standard"> For more information on format and presentation, see: </text:p>
      <text:list xml:id="list8517535895810854503" text:style-name="L1">
        <text:list-item>
          <text:p text:style-name="P17">OpenLCB Common Information Technical Note</text:p>
        </text:list-item>
      </text:list>
      <text:p text:style-name="Standard">For more information on MTI values and how they are laid out, see:</text:p>
      <text:list xml:id="list1222105002184013925" text:style-name="L2">
        <text:list-item>
          <text:p text:style-name="P18">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18">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5">the</text:span> form 0bv...0 and the mask 0b0...m. <text:s/>If the lowest bit of the base value is a one, then the <text:soft-page-break/>combined form is 0bv...0. <text:s/>However, if the lowest bit of <text:span text:style-name="T5">the</text:span> base value is a zero, then the mask is inverted and the combined form becomes 0bv...1. <text:s/></text:p>
      <text:p text:style-name="Standard"><draw:g text:anchor-type="paragraph" draw:z-index="17" draw:style-name="gr3"><draw:rect draw:style-name="gr5" draw:text-style-name="P32" svg:width="0.1579in" svg:height="0.3157in" svg:x="2.6157in" svg:y="0.263in"><text:p text:style-name="P31"><text:span text:style-name="T20">0</text:span></text:p></draw:rect><draw:rect draw:style-name="gr5" draw:text-style-name="P32" svg:width="0.1579in" svg:height="0.3157in" svg:x="1.7102in" svg:y="0.263in"><text:p text:style-name="P31"><text:span text:style-name="T20">x</text:span></text:p></draw:rect><draw:rect draw:style-name="gr5" draw:text-style-name="P32" svg:width="0.1571in" svg:height="0.3157in" svg:x="2.4591in" svg:y="0.263in"><text:p text:style-name="P31"><text:span text:style-name="T20">x</text:span></text:p></draw:rect><draw:rect draw:style-name="gr5" draw:text-style-name="P32" xml:id="id7" draw:id="id7" svg:width="0.1579in" svg:height="0.3157in" svg:x="2.3012in" svg:y="0.263in"><text:p text:style-name="P31"><text:span text:style-name="T20">x</text:span></text:p></draw:rect><draw:rect draw:style-name="gr5" draw:text-style-name="P32" svg:width="0.1579in" svg:height="0.3157in" svg:x="2.1437in" svg:y="0.263in"><text:p text:style-name="P31"><text:span text:style-name="T20">x</text:span></text:p></draw:rect><draw:rect draw:style-name="gr5" draw:text-style-name="P32" svg:width="0.1579in" svg:height="0.3157in" svg:x="3.2457in" svg:y="0.263in"><text:p text:style-name="P31"><text:span text:style-name="T20">0</text:span></text:p></draw:rect><draw:rect draw:style-name="gr5" draw:text-style-name="P32" svg:width="0.1571in" svg:height="0.3157in" svg:x="3.089in" svg:y="0.263in"><text:p text:style-name="P31"><text:span text:style-name="T20">0</text:span></text:p></draw:rect><draw:rect draw:style-name="gr5" draw:text-style-name="P32" svg:width="0.1579in" svg:height="0.3157in" svg:x="2.9311in" svg:y="0.263in"><text:p text:style-name="P31"><text:span text:style-name="T20">...</text:span></text:p></draw:rect><draw:rect draw:style-name="gr5" draw:text-style-name="P32" svg:width="0.1579in" svg:height="0.3157in" svg:x="2.7736in" svg:y="0.263in"><text:p text:style-name="P31"><text:span text:style-name="T20">0</text:span></text:p></draw:rect><draw:rect draw:style-name="gr5" draw:text-style-name="P32" svg:width="0.276in" svg:height="0.3157in" svg:x="1.8681in" svg:y="0.263in"><text:p text:style-name="P31"><text:span text:style-name="T20">...</text:span></text:p></draw:rect><draw:custom-shape draw:style-name="gr6" draw:text-style-name="P33"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3"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5" svg:width="0.5512in" svg:height="0.2594in" svg:x="2.813in" svg:y="1.2476in"><draw:text-box><text:p text:style-name="P34"><text:span text:style-name="T21">Base</text:span></text:p></draw:text-box></draw:frame><draw:frame draw:style-name="gr11" draw:text-style-name="P35" svg:width="0.5516in" svg:height="0.2594in" svg:x="3.6791in" svg:y="1.2476in"><draw:text-box><text:p text:style-name="P34"><text:span text:style-name="T21">Mask</text:span></text:p></draw:text-box></draw:frame><draw:rect draw:style-name="gr5" draw:text-style-name="P32" svg:width="0.1579in" svg:height="0.3157in" svg:x="3.561in" svg:y="0.8146in"><text:p text:style-name="P31"><text:span text:style-name="T20">x</text:span></text:p></draw:rect><draw:rect draw:style-name="gr5" draw:text-style-name="P32" svg:width="0.1579in" svg:height="0.3157in" svg:x="2.6555in" svg:y="0.8146in"><text:p text:style-name="P31"><text:span text:style-name="T20">x</text:span></text:p></draw:rect><draw:rect draw:style-name="gr5" draw:text-style-name="P32" svg:width="0.1579in" svg:height="0.3157in" svg:x="3.4035in" svg:y="0.8146in"><text:p text:style-name="P31"><text:span text:style-name="T20">x</text:span></text:p></draw:rect><draw:rect draw:style-name="gr5" draw:text-style-name="P32" svg:width="0.1579in" svg:height="0.3157in" svg:x="3.2457in" svg:y="0.8146in"><text:p text:style-name="P31"><text:span text:style-name="T20">x</text:span></text:p></draw:rect><draw:rect draw:style-name="gr5" draw:text-style-name="P32" svg:width="0.1571in" svg:height="0.3157in" svg:x="3.089in" svg:y="0.8146in"><text:p text:style-name="P31"><text:span text:style-name="T20">x</text:span></text:p></draw:rect><draw:rect draw:style-name="gr5" draw:text-style-name="P32" svg:width="0.1579in" svg:height="0.3157in" svg:x="4.1909in" svg:y="0.8146in"><text:p text:style-name="P31"><text:span text:style-name="T20">x</text:span></text:p></draw:rect><draw:rect draw:style-name="gr5" draw:text-style-name="P32" svg:width="0.1579in" svg:height="0.3157in" svg:x="4.0335in" svg:y="0.8146in"><text:p text:style-name="P31"><text:span text:style-name="T20">x</text:span></text:p></draw:rect><draw:rect draw:style-name="gr5" draw:text-style-name="P32" svg:width="0.1579in" svg:height="0.3157in" svg:x="3.8756in" svg:y="0.8146in"><text:p text:style-name="P31"><text:span text:style-name="T20">...</text:span></text:p></draw:rect><draw:rect draw:style-name="gr5" draw:text-style-name="P32" svg:width="0.1571in" svg:height="0.3157in" svg:x="3.7185in" svg:y="0.8146in"><text:p text:style-name="P31"><text:span text:style-name="T20">x</text:span></text:p></draw:rect><draw:rect draw:style-name="gr5" draw:text-style-name="P32" svg:width="0.276in" svg:height="0.3157in" svg:x="2.813in" svg:y="0.8146in"><text:p text:style-name="P31"><text:span text:style-name="T20">...</text:span></text:p></draw:rect><draw:rect draw:style-name="gr5" draw:text-style-name="P32" svg:width="0.1571in" svg:height="0.3157in" svg:x="4.5063in" svg:y="0.263in"><text:p text:style-name="P31"><text:span text:style-name="T20">m</text:span></text:p></draw:rect><draw:rect draw:style-name="gr17" draw:text-style-name="P32" svg:width="0.1571in" svg:height="0.3157in" svg:x="3.6008in" svg:y="0.263in"><text:p/></draw:rect><draw:rect draw:style-name="gr17" draw:text-style-name="P32" svg:width="0.1579in" svg:height="0.3157in" svg:x="4.3484in" svg:y="0.263in"><text:p/></draw:rect><draw:rect draw:style-name="gr17" draw:text-style-name="P32" svg:width="0.1579in" svg:height="0.3157in" svg:x="4.1909in" svg:y="0.263in"><text:p/></draw:rect><draw:rect draw:style-name="gr17" draw:text-style-name="P32" svg:width="0.1579in" svg:height="0.3157in" svg:x="4.0335in" svg:y="0.263in"><text:p/></draw:rect><draw:rect draw:style-name="gr5" draw:text-style-name="P32" svg:width="0.1571in" svg:height="0.3157in" svg:x="5.1362in" svg:y="0.263in"><text:p text:style-name="P31"><text:span text:style-name="T20">m</text:span></text:p></draw:rect><draw:rect draw:style-name="gr5" draw:text-style-name="P32" svg:width="0.1579in" svg:height="0.3157in" svg:x="4.9783in" svg:y="0.263in"><text:p text:style-name="P31"><text:span text:style-name="T20">m</text:span></text:p></draw:rect><draw:rect draw:style-name="gr5" draw:text-style-name="P32" xml:id="id9" draw:id="id9" svg:width="0.1579in" svg:height="0.3157in" svg:x="4.8209in" svg:y="0.263in"><text:p text:style-name="P31"><text:span text:style-name="T20">...</text:span></text:p></draw:rect><draw:rect draw:style-name="gr5" draw:text-style-name="P32" svg:width="0.1579in" svg:height="0.3157in" svg:x="4.663in" svg:y="0.263in"><text:p text:style-name="P31"><text:span text:style-name="T20">m</text:span></text:p></draw:rect><draw:rect draw:style-name="gr5" draw:text-style-name="P32" svg:width="0.276in" svg:height="0.3157in" svg:x="3.7575in" svg:y="0.263in"><text:p text:style-name="P31"><text:span text:style-name="T20">...</text:span></text:p></draw:rect><draw:rect draw:style-name="gr5" draw:text-style-name="P32" svg:width="0.1579in" svg:height="0.3157in" svg:x="3.5591in" svg:y="0.8122in"><text:p text:style-name="P31"><text:span text:style-name="T20">x</text:span></text:p></draw:rect><draw:rect draw:style-name="gr5" draw:text-style-name="P32" svg:width="0.1579in" svg:height="0.3157in" svg:x="2.6535in" svg:y="0.8122in"><text:p text:style-name="P31"><text:span text:style-name="T20">x</text:span></text:p></draw:rect><draw:rect draw:style-name="gr5" draw:text-style-name="P32" svg:width="0.1579in" svg:height="0.3157in" svg:x="3.4012in" svg:y="0.8122in"><text:p text:style-name="P31"><text:span text:style-name="T20">x</text:span></text:p></draw:rect><draw:rect draw:style-name="gr5" draw:text-style-name="P32" svg:width="0.1571in" svg:height="0.3157in" svg:x="3.2445in" svg:y="0.8122in"><text:p text:style-name="P31"><text:span text:style-name="T20">x</text:span></text:p></draw:rect><draw:rect draw:style-name="gr5" draw:text-style-name="P32" svg:width="0.1579in" svg:height="0.3157in" svg:x="3.0866in" svg:y="0.8122in"><text:p text:style-name="P31"><text:span text:style-name="T20">x</text:span></text:p></draw:rect><draw:rect draw:style-name="gr5" draw:text-style-name="P32" svg:width="0.1579in" svg:height="0.3157in" svg:x="4.189in" svg:y="0.8122in"><text:p text:style-name="P31"><text:span text:style-name="T20">x</text:span></text:p></draw:rect><draw:rect draw:style-name="gr5" draw:text-style-name="P32" svg:width="0.1579in" svg:height="0.3157in" svg:x="4.0311in" svg:y="0.8122in"><text:p text:style-name="P31"><text:span text:style-name="T20">x</text:span></text:p></draw:rect><draw:rect draw:style-name="gr5" draw:text-style-name="P32" svg:width="0.1571in" svg:height="0.3157in" svg:x="3.8744in" svg:y="0.8122in"><text:p text:style-name="P31"><text:span text:style-name="T20">...</text:span></text:p></draw:rect><draw:rect draw:style-name="gr5" draw:text-style-name="P32" svg:width="0.1579in" svg:height="0.3157in" svg:x="3.7165in" svg:y="0.8122in"><text:p text:style-name="P31"><text:span text:style-name="T20">x</text:span></text:p></draw:rect><draw:rect draw:style-name="gr5" draw:text-style-name="P32" svg:width="0.276in" svg:height="0.3157in" svg:x="2.811in" svg:y="0.8122in"><text:p text:style-name="P31"><text:span text:style-name="T20">...</text:span></text:p></draw:rect><draw:rect draw:style-name="gr5" draw:text-style-name="P32" svg:width="0.1579in" svg:height="0.3157in" svg:x="3.5591in" svg:y="0.8122in"><text:p text:style-name="P31"><text:span text:style-name="T20">m</text:span></text:p></draw:rect><draw:rect draw:style-name="gr5" draw:text-style-name="P32" svg:width="0.1579in" svg:height="0.3157in" svg:x="2.6535in" svg:y="0.8122in"><text:p text:style-name="P31"><text:span text:style-name="T20">x</text:span></text:p></draw:rect><draw:rect draw:style-name="gr5" draw:text-style-name="P32" svg:width="0.1579in" svg:height="0.3157in" svg:x="3.4012in" svg:y="0.8122in"><text:p text:style-name="P31"><text:span text:style-name="T20">x</text:span></text:p></draw:rect><draw:rect draw:style-name="gr5" draw:text-style-name="P32" svg:width="0.1571in" svg:height="0.3157in" svg:x="3.2445in" svg:y="0.8122in"><text:p text:style-name="P31"><text:span text:style-name="T20">x</text:span></text:p></draw:rect><draw:rect draw:style-name="gr5" draw:text-style-name="P32" xml:id="id8" draw:id="id8" svg:width="0.1579in" svg:height="0.3157in" svg:x="3.0866in" svg:y="0.8122in"><text:p text:style-name="P31"><text:span text:style-name="T20">x</text:span></text:p></draw:rect><draw:rect draw:style-name="gr5" draw:text-style-name="P32" svg:width="0.1579in" svg:height="0.3157in" svg:x="4.189in" svg:y="0.8122in"><text:p text:style-name="P31"><text:span text:style-name="T20">m</text:span></text:p></draw:rect><draw:rect draw:style-name="gr5" draw:text-style-name="P32" svg:width="0.1579in" svg:height="0.3157in" svg:x="4.0311in" svg:y="0.8122in"><text:p text:style-name="P31"><text:span text:style-name="T20">m</text:span></text:p></draw:rect><draw:rect draw:style-name="gr5" draw:text-style-name="P32" xml:id="id10" draw:id="id10" svg:width="0.1571in" svg:height="0.3157in" svg:x="3.8744in" svg:y="0.8122in"><text:p text:style-name="P31"><text:span text:style-name="T20">...</text:span></text:p></draw:rect><draw:rect draw:style-name="gr5" draw:text-style-name="P32" svg:width="0.1579in" svg:height="0.3157in" svg:x="3.7165in" svg:y="0.8122in"><text:p text:style-name="P31"><text:span text:style-name="T20">m</text:span></text:p></draw:rect><draw:rect draw:style-name="gr5" draw:text-style-name="P32" svg:width="0.276in" svg:height="0.3157in" svg:x="2.811in" svg:y="0.8122in"><text:p text:style-name="P31"><text:span text:style-name="T20">...</text:span></text:p></draw:rect><draw:frame draw:style-name="gr16" draw:text-style-name="P35" svg:width="0.5516in" svg:height="0.2594in" svg:x="1.6319in" svg:y="0.0665in"><draw:text-box><text:p text:style-name="P34"><text:span text:style-name="T21">Base</text:span></text:p></draw:text-box></draw:frame><draw:frame draw:style-name="gr11" draw:text-style-name="P35" svg:width="0.5516in" svg:height="0.2594in" svg:x="3.5217in" svg:y="0.0665in"><draw:text-box><text:p text:style-name="P34"><text:span text:style-name="T21">Mask</text:span></text:p></draw:text-box></draw:frame><draw:connector draw:style-name="gr10" draw:text-style-name="P33" draw:type="line" svg:x1="2.3799in" svg:y1="0.5783in" svg:x2="3.1654in" svg:y2="0.8126in" draw:start-shape="id7" draw:end-shape="id8" draw:end-glue-point="0" svg:d="m6045 1469 1995 595"><text:p/></draw:connector><draw:connector draw:style-name="gr10" draw:text-style-name="P33" draw:type="line" svg:x1="4.8992in" svg:y1="0.5783in" svg:x2="3.9528in" svg:y2="0.8126in" draw:start-shape="id9" draw:start-glue-point="2" draw:end-shape="id10" draw:end-glue-point="0" svg:d="m12444 1469-2404 595"><text:p/></draw:connector><draw:frame draw:style-name="gr16" draw:text-style-name="P36" svg:width="1.2598in" svg:height="0.2913in" svg:x="2.9709in" svg:y="1.4055in"><draw:text-box><text:p text:style-name="P34"><text:span text:style-name="T20">Range Mask</text:span></text:p></draw:text-box></draw:frame></draw:g></text:p>
      <text:p text:style-name="Standard"><draw:g text:anchor-type="paragraph" draw:z-index="16" draw:style-name="gr3"><draw:g draw:style-name="gr4"><draw:rect draw:style-name="gr5" draw:text-style-name="P32" svg:width="0.1579in" svg:height="0.3043in" svg:x="2.9701in" svg:y="0.4831in"><text:p text:style-name="P31"><text:span text:style-name="T20">m</text:span></text:p></draw:rect><draw:rect draw:style-name="gr5" draw:text-style-name="P32" svg:width="0.1579in" svg:height="0.3043in" svg:x="2.0646in" svg:y="0.4831in"><text:p text:style-name="P31"><text:span text:style-name="T20">x</text:span></text:p></draw:rect><draw:rect draw:style-name="gr5" draw:text-style-name="P32" xml:id="id2" draw:id="id2" svg:width="0.1579in" svg:height="0.3043in" svg:x="2.8126in" svg:y="0.4831in"><text:p text:style-name="P31"><text:span text:style-name="T20">x</text:span></text:p></draw:rect><draw:rect draw:style-name="gr5" draw:text-style-name="P32" svg:width="0.1579in" svg:height="0.3043in" svg:x="2.6547in" svg:y="0.4831in"><text:p text:style-name="P31"><text:span text:style-name="T20">x</text:span></text:p></draw:rect><draw:rect draw:style-name="gr5" draw:text-style-name="P32" svg:width="0.1571in" svg:height="0.3043in" svg:x="2.498in" svg:y="0.4831in"><text:p text:style-name="P31"><text:span text:style-name="T20">x</text:span></text:p></draw:rect><draw:rect draw:style-name="gr5" draw:text-style-name="P32" svg:width="0.1579in" svg:height="0.3043in" svg:x="3.6in" svg:y="0.4831in"><text:p text:style-name="P31"><text:span text:style-name="T20">m</text:span></text:p></draw:rect><draw:rect draw:style-name="gr5" draw:text-style-name="P32" svg:width="0.1579in" svg:height="0.3043in" svg:x="3.4425in" svg:y="0.4831in"><text:p text:style-name="P31"><text:span text:style-name="T20">m</text:span></text:p></draw:rect><draw:rect draw:style-name="gr5" draw:text-style-name="P32" svg:width="0.1579in" svg:height="0.3043in" svg:x="3.2846in" svg:y="0.4831in"><text:p text:style-name="P31"><text:span text:style-name="T20">...</text:span></text:p></draw:rect><draw:rect draw:style-name="gr5" draw:text-style-name="P32" svg:width="0.1571in" svg:height="0.3043in" svg:x="3.128in" svg:y="0.4831in"><text:p text:style-name="P31"><text:span text:style-name="T20">m</text:span></text:p></draw:rect><draw:rect draw:style-name="gr5" draw:text-style-name="P32" svg:width="0.276in" svg:height="0.3043in" svg:x="2.222in" svg:y="0.4831in"><text:p text:style-name="P31"><text:span text:style-name="T20">...</text:span></text:p></draw:rect><draw:custom-shape draw:style-name="gr6" draw:text-style-name="P33"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3"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5" svg:width="1.024in" svg:height="0.2594in" svg:x="2.261in" svg:y="0.122in"><draw:text-box><text:p text:style-name="P34"><text:span text:style-name="T21">Base</text:span></text:p></draw:text-box></draw:frame><draw:frame draw:style-name="gr8" draw:text-style-name="P35" svg:width="1.024in" svg:height="0.2594in" svg:x="3.128in" svg:y="0.1409in"><draw:text-box><text:p text:style-name="P34"><text:span text:style-name="T21">Mask</text:span></text:p></draw:text-box></draw:frame><draw:frame draw:style-name="gr9" draw:text-style-name="P35" xml:id="id1" draw:id="id1" svg:width="1.7323in" svg:height="0.4189in" svg:x="3.128in" svg:y="0.8638in"><draw:text-box><text:p text:style-name="P34"><text:span text:style-name="T21">The sense of the mask bits depend on this bit. <text:s/></text:span></text:p></draw:text-box></draw:frame><draw:connector draw:style-name="gr10" draw:text-style-name="P33" draw:type="curve" svg:x1="3.128in" svg:y1="1.0728in" svg:x2="2.8909in" svg:y2="0.7874in" draw:start-shape="id1" draw:start-glue-point="3" draw:end-shape="id2" draw:end-glue-point="2" svg:d="m7945 2725c-403 0-602-241-602-725"><text:p/></draw:connector></draw:g><draw:g draw:style-name="gr4"><draw:rect draw:style-name="gr5" draw:text-style-name="P32" svg:width="0.1579in" svg:height="0.3043in" svg:x="2.9701in" svg:y="1.674in"><text:p text:style-name="P31"><text:span text:style-name="T20">1</text:span></text:p></draw:rect><draw:rect draw:style-name="gr5" draw:text-style-name="P32" svg:width="0.1579in" svg:height="0.3043in" svg:x="2.0646in" svg:y="1.674in"><text:p text:style-name="P31"><text:span text:style-name="T20">x</text:span></text:p></draw:rect><draw:rect draw:style-name="gr5" draw:text-style-name="P32" xml:id="id4" draw:id="id4" svg:width="0.1579in" svg:height="0.3043in" svg:x="2.8126in" svg:y="1.674in"><text:p text:style-name="P31"><text:span text:style-name="T20">0</text:span></text:p></draw:rect><draw:rect draw:style-name="gr5" draw:text-style-name="P32" svg:width="0.1579in" svg:height="0.3043in" svg:x="2.6547in" svg:y="1.674in"><text:p text:style-name="P31"><text:span text:style-name="T20">x</text:span></text:p></draw:rect><draw:rect draw:style-name="gr5" draw:text-style-name="P32" svg:width="0.1571in" svg:height="0.3043in" svg:x="2.498in" svg:y="1.674in"><text:p text:style-name="P31"><text:span text:style-name="T20">x</text:span></text:p></draw:rect><draw:rect draw:style-name="gr5" draw:text-style-name="P32" svg:width="0.1579in" svg:height="0.3043in" svg:x="3.6in" svg:y="1.674in"><text:p text:style-name="P31"><text:span text:style-name="T20">1</text:span></text:p></draw:rect><draw:rect draw:style-name="gr5" draw:text-style-name="P32" svg:width="0.1579in" svg:height="0.3043in" svg:x="3.4425in" svg:y="1.674in"><text:p text:style-name="P31"><text:span text:style-name="T20">1</text:span></text:p></draw:rect><draw:rect draw:style-name="gr5" draw:text-style-name="P32" svg:width="0.1579in" svg:height="0.3043in" svg:x="3.2846in" svg:y="1.674in"><text:p text:style-name="P31"><text:span text:style-name="T20">...</text:span></text:p></draw:rect><draw:rect draw:style-name="gr5" draw:text-style-name="P32" svg:width="0.1571in" svg:height="0.3043in" svg:x="3.128in" svg:y="1.674in"><text:p text:style-name="P31"><text:span text:style-name="T20">1</text:span></text:p></draw:rect><draw:rect draw:style-name="gr5" draw:text-style-name="P32" svg:width="0.276in" svg:height="0.3043in" svg:x="2.222in" svg:y="1.674in"><text:p text:style-name="P31"><text:span text:style-name="T20">...</text:span></text:p></draw:rect><draw:custom-shape draw:style-name="gr6" draw:text-style-name="P33"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3"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5" svg:width="1.024in" svg:height="0.2594in" svg:x="2.261in" svg:y="1.313in"><draw:text-box><text:p text:style-name="P34"><text:span text:style-name="T21">Base</text:span></text:p></draw:text-box></draw:frame><draw:frame draw:style-name="gr11" draw:text-style-name="P35" svg:width="1.024in" svg:height="0.2594in" svg:x="3.128in" svg:y="1.3319in"><draw:text-box><text:p text:style-name="P34"><text:span text:style-name="T21">Mask</text:span></text:p></draw:text-box></draw:frame><draw:frame draw:style-name="gr12" draw:text-style-name="P35" xml:id="id3" draw:id="id3" svg:width="1.7323in" svg:height="0.5787in" svg:x="3.128in" svg:y="2.0547in"><draw:text-box><text:p text:style-name="P34"><text:span text:style-name="T21">If the lowest base bit is a 0, then mask bits are 1s. <text:s/></text:span></text:p></draw:text-box></draw:frame><draw:connector draw:style-name="gr10" draw:text-style-name="P33" draw:type="curve" svg:x1="3.128in" svg:y1="2.3437in" svg:x2="2.8909in" svg:y2="1.9783in" draw:start-shape="id3" draw:start-glue-point="3" draw:end-shape="id4" draw:end-glue-point="2" svg:d="m7945 5953c-403 0-602-309-602-928"><text:p/></draw:connector></draw:g><draw:g draw:style-name="gr4"><draw:rect draw:style-name="gr5" draw:text-style-name="P32" svg:width="0.1579in" svg:height="0.3043in" svg:x="2.9701in" svg:y="2.8646in"><text:p text:style-name="P31"><text:span text:style-name="T20">0</text:span></text:p></draw:rect><draw:rect draw:style-name="gr5" draw:text-style-name="P32" svg:width="0.1579in" svg:height="0.3043in" svg:x="2.0646in" svg:y="2.8646in"><text:p text:style-name="P31"><text:span text:style-name="T20">x</text:span></text:p></draw:rect><draw:rect draw:style-name="gr5" draw:text-style-name="P32" xml:id="id6" draw:id="id6" svg:width="0.1579in" svg:height="0.3043in" svg:x="2.8126in" svg:y="2.8646in"><text:p text:style-name="P31"><text:span text:style-name="T20">1</text:span></text:p></draw:rect><draw:rect draw:style-name="gr5" draw:text-style-name="P32" svg:width="0.1579in" svg:height="0.3043in" svg:x="2.6547in" svg:y="2.8646in"><text:p text:style-name="P31"><text:span text:style-name="T20">x</text:span></text:p></draw:rect><draw:rect draw:style-name="gr5" draw:text-style-name="P32" svg:width="0.1571in" svg:height="0.3043in" svg:x="2.498in" svg:y="2.8646in"><text:p text:style-name="P31"><text:span text:style-name="T20">x</text:span></text:p></draw:rect><draw:rect draw:style-name="gr5" draw:text-style-name="P32" svg:width="0.1579in" svg:height="0.3043in" svg:x="3.6in" svg:y="2.8646in"><text:p text:style-name="P31"><text:span text:style-name="T20">0</text:span></text:p></draw:rect><draw:rect draw:style-name="gr5" draw:text-style-name="P32" svg:width="0.1579in" svg:height="0.3043in" svg:x="3.4425in" svg:y="2.8646in"><text:p text:style-name="P31"><text:span text:style-name="T20">0</text:span></text:p></draw:rect><draw:rect draw:style-name="gr5" draw:text-style-name="P32" svg:width="0.1579in" svg:height="0.3043in" svg:x="3.2846in" svg:y="2.8646in"><text:p text:style-name="P31"><text:span text:style-name="T20">...</text:span></text:p></draw:rect><draw:rect draw:style-name="gr5" draw:text-style-name="P32" svg:width="0.1571in" svg:height="0.3043in" svg:x="3.128in" svg:y="2.8646in"><text:p text:style-name="P31"><text:span text:style-name="T20">0</text:span></text:p></draw:rect><draw:rect draw:style-name="gr5" draw:text-style-name="P32" svg:width="0.276in" svg:height="0.3043in" svg:x="2.222in" svg:y="2.8646in"><text:p text:style-name="P31"><text:span text:style-name="T20">...</text:span></text:p></draw:rect><draw:custom-shape draw:style-name="gr6" draw:text-style-name="P33"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3"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5" svg:width="0.5913in" svg:height="0.2594in" svg:x="2.261in" svg:y="2.5031in"><draw:text-box><text:p text:style-name="P34"><text:span text:style-name="T21">Base</text:span></text:p></draw:text-box></draw:frame><draw:frame draw:style-name="gr14" draw:text-style-name="P35" svg:width="0.5906in" svg:height="0.2594in" svg:x="3.128in" svg:y="2.522in"><draw:text-box><text:p text:style-name="P34"><text:span text:style-name="T21">Mask</text:span></text:p></draw:text-box></draw:frame><draw:frame draw:style-name="gr15" draw:text-style-name="P35" xml:id="id5" draw:id="id5" svg:width="1.7323in" svg:height="0.5787in" svg:x="3.128in" svg:y="3.2449in"><draw:text-box><text:p text:style-name="P34"><text:span text:style-name="T21">If the lowest base bit is a 1, then mask bits are 0s. <text:s/></text:span></text:p></draw:text-box></draw:frame><draw:connector draw:style-name="gr10" draw:text-style-name="P33"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5">…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11">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1"><text:soft-page-break/>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5">want</text:span> to determine the correct value of the distributed state. Producers can, but don't always, <text:span text:style-name="T5">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5">the</text:span> state. <text:s/>The lamp controller that consumes the “On” and “Off” probably <text:span text:style-name="T5">knows whether it is currently providing power to the lamp, and so can reply with valid for one event and invalid for the other.</text:span></text:p>
      <text:h text:style-name="Heading_20_3" text:outline-level="3">Consumer Range Identified</text:h>
      <text:p text:style-name="P13">This message broadcasts, in response to a received Identify Consumer message, from each node that consumes event is <text:span text:style-name="T5">in the range specified by the </text:span>included event-ID-with-mask. <text:s/>This is one of the messages that allows bridges to do automatic routing of event messages. <text:s text:c="4"/></text:p>
      <text:p text:style-name="P13">The requirement that 50% or more of the Event IDs in a range are consumed is to allow rounding the range up to the enclosing bit, but no further. This keeps <text:span text:style-name="T5">the</text:span> Event ID ranges in the complete OpenLCB system compact and is intended to make the task of gateways more manageable.<text:change-start text:change-id="ct418227216"/></text:p>
      <text:p text:style-name="P13">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change-end text:change-id="ct418227216"/></text:p>
      <text:h text:style-name="Heading_20_3" text:outline-level="3">Identify Producer </text:h>
      <text:p text:style-name="Standard">This message is broadcast and requests every node to report whether they produce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3">The requirement that 50% or more of the Event IDs in a range are produced is to allow rounding the range up to the enclosing bit, but no further. This keeps <text:span text:style-name="T5">the</text:span> Event ID ranges in the complete OpenLCB system compact and is intended to make the task of gateways more manageable.<text:change-start text:change-id="ct754941824"/> </text:p>
      <text:p text:style-name="P13">Allowing this requirement to be overridden by other Standards <text:change-end text:change-id="ct754941824"/><text:change-start text:change-id="ct368869984"/>permits development of standard<text:change-end text:change-id="ct368869984"/><text:change-start text:change-id="ct484656272"/> protocols that use one Producer Range Identified message for separate <text:change-end text:change-id="ct484656272"/><text:change-start text:change-id="ct513954576"/>disconnected ranges to improve efficiency. <text:change-end text:change-id="ct513954576"/><text:change-start text:change-id="ct417759920"/>By only allowing this to be done via the Standards process, not as an ad-hoc design issue, complexity is kept under control.<text:change-end text:change-id="ct417759920"/></text:p>
      <text:p text:style-name="Standard">An example of a producer range would be a fast clock node that sends a range of events to indicate the time. Since <text:span text:style-name="T5">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ext:change-start text:change-id="ct418344912"/>Identify events comes in both addressed and global forms. They are intended for different use cases.<text:change-end text:change-id="ct418344912"/><text:change text:change-id="ct368548208"/></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change-start text:change-id="ct417610560"/></text:p>
      <text:h text:style-name="Heading_20_3" text:outline-level="3">Learn Even<text:change-end text:change-id="ct417610560"/><text:change-start text:change-id="ct736038352"/>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broadcast to carry a specific Event ID to all <text:change-end text:change-id="ct736038352"/><text:change-start text:change-id="ct736038448"/>of them.<text:change-end text:change-id="ct736038448"/></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text:soft-page-break/>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roducer Identified/Producer Range Identified and Consumer Identified/Consumer Identified Range messages after Initialization Complete is allowed, but there's no delivery guarantee for <text:span text:style-name="T5">this</text:span> node's events until those have been sent and the state has transitioned to Advertised.</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4786685502015110684" text:style-name="L3">
        <text:list-item>
          <text:p text:style-name="P19">When the node is first initialized, after <text:s/>the “Initialization Complete” message has been sent.</text:p>
        </text:list-item>
        <text:list-item>
          <text:p text:style-name="P19">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3.1 below.</text:p>
      <text:h text:style-name="Heading_20_3" text:outline-level="3"><text:soft-page-break/>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5">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ext:soft-page-break/>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change-start text:change-id="ct754653088"/></text:p>
      <text:h text:style-name="Heading_20_3" text:outline-level="3">Teach<text:change-end text:change-id="ct754653088"/><text:change-start text:change-id="ct754880544"/>/Learn Configuration</text:h>
      <text:p text:style-name="Standard"><text:change-end text:change-id="ct754880544"/><text:change-start text:change-id="ct754880640"/>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5" text:note-class="footnote"><text:note-citation>5</text:note-citation><text:note-body><text:p text:style-name="Footnote"><text:change-start text:change-id="ct754692352"/>Having conventions for the user interface<text:change-end text:change-id="ct754692352"/><text:change-start text:change-id="ct754880384"/> <text:change-end text:change-id="ct754880384"/><text:change-start text:change-id="ct754692448"/>would make it easier for users to <text:change-end text:change-id="ct754692448"/><text:change-start text:change-id="ct754692752"/>work with multiple OpenLCB products. Some work has gone into a system for <text:span text:style-name="T10">doing</text:span> this with two buttons and two LEDs, called the “Blue/Gold configuration”, but this has not become a consensus solution as of<text:change-end text:change-id="ct754692752"/><text:change-start text:change-id="ct754692848"/> the time of this writing.<text:change-end text:change-id="ct754692848"/></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change-end text:change-id="ct754880640"/><text:change-start text:change-id="ct754133232"/></text:p>
      <text:h text:style-name="Heading_20_3" text:outline-level="3">Resetting to Default</text:h>
      <text:p text:style-name="Standard">Nodes are responsible for ensuring that a Event ID is really unique if required. <text:s/>This has implications for how event IDs are defined when <text:span text:style-name="T5">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text:soft-page-break/>If the node is reset to defaults and returns to 1.2.3.4.5.6,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5">the</text:span> ne<text:change-end text:change-id="ct754133232"/><text:change-start text:change-id="ct754133328"/>xt set when doing a reset to defaults. There are 65,538 different Event IDs possible for a node, so even one that uses 512 Event IDs can be reset to defaults a lot of times before its are risk of running out.</text:p>
      <text:p text:style-name="Standard">Altern<text:change-end text:change-id="ct754133328"/><text:change-start text:change-id="ct466069808"/>ately, the node can keep track of which Event IDs might have left the node and been reused. <text:s/>This includes any of the messages that carry the Event ID, including but not limited to Teach Event, plus configuration memory re<text:change-end text:change-id="ct466069808"/><text:change-start text:change-id="ct507867280"/>ads and perhap other methods. <text:s/>If the Event ID <text:span text:style-name="T5">in a producer or consumer has been retrieved and used, then it needs to be given a new Event ID. <text:s/>If not, it can keep it's existing Event ID.</text:span><text:change-end text:change-id="ct507867280"/></text:p>
      <text:h text:style-name="Heading_20_1" text:outline-level="1">Background information </text:h>
      <text:p text:style-name="Standard">This section is general information of interest to the reader, implementers, etc.</text:p>
      <text:p text:style-name="P1">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6" text:note-class="footnote"><text:note-citation>6</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7">which</text:span> makes this model very flexible and extensible. <text:s/></text:p>
      <text:p text:style-name="P10"><text:span text:style-name="T4">Events are most often used to advertise changes in system state, for example a occupancy detector's state. <text:s/>The model maintains the distributed-state model of a layout because Events-messages are broadcast</text:span><text:span text:style-name="T4"><text:note text:id="ftn7" text:note-class="footnote"><text:note-citation>7</text:note-citation><text:note-body><text:p text:style-name="Footnote"><text:s/>OpenLCB uses interest-based routing, which means <text:span text:style-name="T10">that</text:span> Event messages are actually broadcast only to those bus segments on which a node has expressed interest. <text:s/>Event-ranges are used to express interest in a classes of events. <text:s text:c="2"/></text:p></text:note-body></text:note></text:span><text:span text:style-name="T4"> to all nodes, and this allows individual producers and consumers to use them to change their knowledge of the distributed state. <text:s/></text:span></text:p>
      <text:p text:style-name="P1">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change text:change-id="ct418165760"/><text:change-start text:change-id="ct736038544"/></text:p>
      <text:h text:style-name="Heading_20_2" text:outline-level="2"><text:change-end text:change-id="ct736038544"/>Gateways</text:h>
      <text:p text:style-name="Standard">Gateways can route PCERs only to segments with nodes expressing interest by processing the other event messages.</text:p>
      <text:p text:style-name="Standard"><text:soft-page-break/>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4"><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text:soft-page-break/>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6865385154316540619" text:style-name="L4">
        <text:list-item>
          <text:p text:style-name="P20">Don't <text:s/>do long linear searches to match an incoming Event ID to internal structures.</text:p>
        </text:list-item>
        <text:list-item>
          <text:p text:style-name="P20">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ext:soft-page-break/>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2"> with the 01.00.00.00.00.00 or 01.01.00.00.00.00 reserv</text:span>ed IDs in their upper six bytes to ensure uniqueness and simplify recognition. <text:span text:style-name="T12"><text:s/></text:span>The OpenLCB group maintains a central list of the individual assigned Event IDs.<text:note text:id="ftn8" text:note-class="footnote"><text:note-citation>8</text:note-citation><text:note-body><text:p text:style-name="Footnote">See <text:a xlink:type="simple" xlink:href="http://www.openlcb.org/trunk/specs/EventIdAllocations.pdf">http://www.openlcb.org/trunk/specs/EventIdAllocations.pdf</text:a> for specific definitions</text:p></text:note-body></text:note></text:p>
      <text:p text:style-name="P1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text:soft-page-break/></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7"><text:s/>2 Annotations to the Standard<text:tab/>2</text:p>
          <text:p text:style-name="P26"><text:s/>2.1 Introduction<text:tab/>2</text:p>
          <text:p text:style-name="P26"><text:s/>2.2 Intended Use<text:tab/>2</text:p>
          <text:p text:style-name="P26"><text:s/>2.3 References and Context<text:tab/>2</text:p>
          <text:p text:style-name="P26"><text:s/>2.4 Message Formats<text:tab/>2</text:p>
          <text:p text:style-name="P25"><text:s/>2.4.1 Producer/Consumer Event Report (PCER)<text:tab/>4</text:p>
          <text:p text:style-name="P25"><text:s/>2.4.2 Identify Consumer <text:tab/>4</text:p>
          <text:p text:style-name="P25"><text:s/>2.4.3 Consumer Identified <text:tab/>4</text:p>
          <text:p text:style-name="P25"><text:s/>2.4.4 Consumer Range Identified<text:tab/>4</text:p>
          <text:p text:style-name="P25"><text:s/>2.4.5 Identify Producer <text:tab/>4</text:p>
          <text:p text:style-name="P25"><text:s/>2.4.6 Producer Identified<text:tab/>5</text:p>
          <text:p text:style-name="P25"><text:s/>2.4.7 Producer Range Identified<text:tab/>5</text:p>
          <text:p text:style-name="P25"><text:s/>2.4.8 Identify Events<text:tab/>5</text:p>
          <text:p text:style-name="P25"><text:s/>2.4.9 Learn Event<text:tab/>5</text:p>
          <text:p text:style-name="P26"><text:s/>2.5 States<text:tab/>5</text:p>
          <text:p text:style-name="P26"><text:s/>2.6 Interactions<text:tab/>6</text:p>
          <text:p text:style-name="P25"><text:s/>2.6.1 Event Transfer<text:tab/>6</text:p>
          <text:p text:style-name="P25"><text:s/>2.6.2 Event Enquiry<text:tab/>7</text:p>
          <text:p text:style-name="P25"><text:s/>2.6.3 Producer Enquiry<text:tab/>7</text:p>
          <text:p text:style-name="P25"><text:s/>2.6.4 Consumer Enquiry<text:tab/>7</text:p>
          <text:p text:style-name="P25"><text:s/>2.6.5 Teach/Learn Configuration<text:tab/>8</text:p>
          <text:p text:style-name="P25"><text:s/>2.6.6 Resetting to Default<text:tab/>8</text:p>
          <text:p text:style-name="P27"><text:s/>3 Background information <text:tab/>9</text:p>
          <text:p text:style-name="P26"><text:s/>3.1 Gateways<text:tab/>9</text:p>
          <text:p text:style-name="P26"><text:s/>3.2 Examples<text:tab/>10</text:p>
          <text:p text:style-name="P25"><text:s/>3.2.1 Case 1: All nodes initialized before link established, event X is sent<text:tab/>10</text:p>
          <text:p text:style-name="P25"><text:s/>3.2.2 Case 2: Node B2 comes up, after event X has been sent in the example above<text:tab/>10</text:p>
          <text:p text:style-name="P25"><text:s/>3.2.3 Case 3: Node A1 comes up, then event X is sent<text:tab/>11</text:p>
          <text:p text:style-name="P25"><text:s/>3.2.4 Case 4: Node A1 comes up, then event Y is sent<text:tab/>11</text:p>
          <text:p text:style-name="P26"><text:s/>3.3 Node Implementation hints<text:tab/>11</text:p>
          <text:p text:style-name="P26"><text:s/>3.4 Well known events<text:tab/>12</text:p>
          <text:p text:style-name="P26"><text:s/>3.5 History section<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513958560" text:id="ct513958560">
            <text:insertion>
              <office:change-info>
                <dc:creator>Bob Jacobsen</dc:creator>
                <dc:date>2013-02-06T22:35:00</dc:date>
              </office:change-info>
            </text:insertion>
          </text:changed-region>
          <text:changed-region xml:id="ct514263792" text:id="ct514263792">
            <text:deletion>
              <office:change-info>
                <dc:creator>Bob Jacobsen</dc:creator>
                <dc:date>2013-02-06T22:35:00</dc:date>
              </office:change-info>
              <text:p text:style-name="MP4"><text:span text:style-name="Page_20_Number"><text:span text:style-name="MT2"><text:date style:data-style-name="N116" text:date-value="2013-04-06T20:42:48">4-6-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change-start text:change-id="ct513958560"/><text:span text:style-name="Page_20_Number"><text:span text:style-name="MT2"><text:date style:data-style-name="N75" text:date-value="2013-04-06T20:42:48">Apr 6, 2013</text:date></text:span></text:span><text:change-end text:change-id="ct513958560"/><text:change text:change-id="ct514263792"/></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6T20:42:48">Apr 6, 2013</text:date></text:p>
            </table:table-cell>
            <table:table-cell table:style-name="Table1.C1" office:value-type="string">
              <text:p text:style-name="MP7">Preliminary</text:p>
            </table:table-cell>
          </table:table-row>
        </table:table>
        <text:p text:style-name="Header"/>
      </style:header>
      <style:footer>
        <text:tracked-changes>
          <text:changed-region xml:id="ct754124112" text:id="ct754124112">
            <text:insertion>
              <office:change-info>
                <dc:creator>Bob Jacobsen</dc:creator>
                <dc:date>2013-02-06T22:34:00</dc:date>
              </office:change-info>
            </text:insertion>
          </text:changed-region>
          <text:changed-region xml:id="ct754124240" text:id="ct754124240">
            <text:deletion>
              <office:change-info>
                <dc:creator>Bob Jacobsen</dc:creator>
                <dc:date>2013-02-06T22:34:00</dc:date>
              </office:change-info>
              <text:p text:style-name="MP8"><text:span text:style-name="Page_20_Number"><text:span text:style-name="MT2"><text:date style:data-style-name="N116" text:date-value="2013-04-06T20:42:48">4-6-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change-start text:change-id="ct754124112"/><text:span text:style-name="Page_20_Number"><text:span text:style-name="MT2"><text:date style:data-style-name="N75" text:date-value="2013-04-06T20:42:48">Apr 6, 2013</text:date></text:span></text:span><text:change-end text:change-id="ct754124112"/><text:change text:change-id="ct754124240"/></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22</meta:editing-cycles>
    <meta:editing-duration>P4DT1H45M4S</meta:editing-duration>
    <meta:generator>OpenOffice.org/3.4.1$Unix OpenOffice.org_project/341m1$Build-9593</meta:generator>
    <dc:date>2013-04-06T20:42:48</dc:date>
    <meta:keyword>OpenLCB Event Transport</meta:keyword>
    <dc:creator>Bob Jacobsen</dc:creator>
    <meta:document-statistic meta:table-count="1" meta:image-count="2" meta:object-count="0" meta:page-count="14" meta:paragraph-count="212" meta:word-count="5733" meta:character-count="34277"/>
    <meta:user-defined meta:name="Info 1"/>
    <meta:user-defined meta:name="Info 2"/>
    <meta:user-defined meta:name="Info 3"/>
    <meta:user-defined meta:name="Info 4"/>
  </office:meta>
</office:document-meta>
</file>